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78eb8" officeooo:paragraph-rsid="00078eb8" style:font-weight-asian="bold" style:font-weight-complex="bold"/>
    </style:style>
    <style:style style:name="P3" style:family="paragraph" style:parent-style-name="Standard">
      <style:text-properties officeooo:rsid="00078eb8" officeooo:paragraph-rsid="00078eb8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officeooo:rsid="00078eb8" officeooo:paragraph-rsid="00078eb8"/>
    </style:style>
    <style:style style:name="P8" style:family="paragraph" style:parent-style-name="Text_20_body" style:list-style-name="L5"/>
    <style:style style:name="P9" style:family="paragraph" style:parent-style-name="Text_20_body">
      <style:text-properties fo:font-weight="bold" officeooo:rsid="00078eb8" officeooo:paragraph-rsid="00078eb8" style:font-weight-asian="bold" style:font-weight-complex="bold"/>
    </style:style>
    <style:style style:name="T1" style:family="text">
      <style:text-properties officeooo:rsid="00078e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6 C</text:span>ursors: (All types: Implicit, Explicit, Cursor FOR Loop, Parameterized Cursor)</text:p>
      <text:p text:style-name="Standard">Write a PL/SQL block of code using parameterized Cursor that will merge the data available in</text:p>
      <text:p text:style-name="Standard">the newly created table N_RollCall with the data available in the table O_RollCall. If the data in</text:p>
      <text:p text:style-name="Standard">the first table already exist in the second table then that data should be skipped.</text:p>
      <text:p text:style-name="Standard">Note: Instructor will frame the problem statement for writing PL/SQL block using all types of</text:p>
      <text:p text:style-name="Standard">Cursors in line with above statement.</text:p>
      <text:p text:style-name="Standard"/>
      <text:p text:style-name="P3">ANS- </text:p>
      <text:p text:style-name="P3">mysql&gt; create database Practical6;</text:p>
      <text:p text:style-name="P3">Query OK, 1 row affected (0.00 sec)</text:p>
      <text:p text:style-name="P3"/>
      <text:p text:style-name="P3">mysql&gt; use Practical6;</text:p>
      <text:p text:style-name="P3">Database changed</text:p>
      <text:p text:style-name="P3">mysql&gt; CREATE TABLE O_RollCall (</text:p>
      <text:p text:style-name="P3"><text:s text:c="4"/>-&gt; <text:s text:c="4"/>roll_number INT PRIMARY KEY,</text:p>
      <text:p text:style-name="P3"><text:s text:c="4"/>-&gt; <text:s text:c="4"/>student_name VARCHAR(50)</text:p>
      <text:p text:style-name="P3"><text:s text:c="4"/>-&gt; );</text:p>
      <text:p text:style-name="P3">Query OK, 0 rows affected (0.01 sec)</text:p>
      <text:p text:style-name="P3"/>
      <text:p text:style-name="P3">mysql&gt; CREATE TABLE N_RollCall (</text:p>
      <text:p text:style-name="P3"><text:s text:c="4"/>-&gt; <text:s text:c="4"/>roll_number INT,</text:p>
      <text:p text:style-name="P3"><text:s text:c="4"/>-&gt; <text:s text:c="4"/>student_name VARCHAR(50)</text:p>
      <text:p text:style-name="P3"><text:s text:c="4"/>-&gt; );</text:p>
      <text:p text:style-name="P3">Query OK, 0 rows affected (0.01 sec)</text:p>
      <text:p text:style-name="P3"/>
      <text:p text:style-name="P3">mysql&gt; desc O_RollCall;</text:p>
      <text:p text:style-name="P3">+--------------+-------------+------+-----+---------+-------+</text:p>
      <text:p text:style-name="P3">| Field <text:s text:c="7"/>| Type <text:s text:c="7"/>| Null | Key | Default | Extra |</text:p>
      <text:p text:style-name="P3">+--------------+-------------+------+-----+---------+-------+</text:p>
      <text:p text:style-name="P3">| roll_number <text:s/>| int <text:s text:c="8"/>| NO <text:s text:c="2"/>| PRI | NULL <text:s text:c="3"/>| <text:s text:c="6"/>|</text:p>
      <text:p text:style-name="P3">| student_name | varchar(50) | YES <text:s/>| <text:s text:c="4"/>| NULL <text:s text:c="3"/>| <text:s text:c="6"/>|</text:p>
      <text:p text:style-name="P3">+--------------+-------------+------+-----+---------+-------+</text:p>
      <text:p text:style-name="P3">2 rows in set (0.00 sec)</text:p>
      <text:p text:style-name="P3"/>
      <text:p text:style-name="P3">mysql&gt; desc N_RollCall;</text:p>
      <text:p text:style-name="P3">+--------------+-------------+------+-----+---------+-------+</text:p>
      <text:p text:style-name="P3">| Field <text:s text:c="7"/>| Type <text:s text:c="7"/>| Null | Key | Default | Extra |</text:p>
      <text:p text:style-name="P3">+--------------+-------------+------+-----+---------+-------+</text:p>
      <text:p text:style-name="P3">| roll_number <text:s/>| int <text:s text:c="8"/>| YES <text:s/>| <text:s text:c="4"/>| NULL <text:s text:c="3"/>| <text:s text:c="6"/>|</text:p>
      <text:p text:style-name="P3">| student_name | varchar(50) | YES <text:s/>| <text:s text:c="4"/>| NULL <text:s text:c="3"/>| <text:s text:c="6"/>|</text:p>
      <text:p text:style-name="P3">+--------------+-------------+------+-----+---------+-------+</text:p>
      <text:p text:style-name="P3">2 rows in set (0.00 sec)</text:p>
      <text:p text:style-name="P3"/>
      <text:p text:style-name="P3">mysql&gt; INSERT INTO O_RollCall VALUES (1, 'Aarav'), (2, 'Neha');</text:p>
      <text:p text:style-name="P3">Query OK, 2 rows affected (0.00 sec)</text:p>
      <text:p text:style-name="P3">Records: 2 <text:s/>Duplicates: 0 <text:s/>Warnings: 0</text:p>
      <text:p text:style-name="P3"/>
      <text:p text:style-name="P3">mysql&gt; INSERT INTO N_RollCall VALUES (2, 'Neha'),(3, 'Rohan'),(4, 'Isha'); <text:s/></text:p>
      <text:p text:style-name="P3">Query OK, 3 rows affected (0.00 sec)</text:p>
      <text:p text:style-name="P3">Records: 3 <text:s/>Duplicates: 0 <text:s/>Warnings: 0</text:p>
      <text:p text:style-name="P3"/>
      <text:p text:style-name="P3">mysql&gt; SELECT *FROM O_RollCall;</text:p>
      <text:p text:style-name="P3"><text:soft-page-break/>+-------------+--------------+</text:p>
      <text:p text:style-name="P3">| roll_number | student_name |</text:p>
      <text:p text:style-name="P3">+-------------+--------------+</text:p>
      <text:p text:style-name="P3">| <text:s text:c="10"/>1 | Aarav <text:s text:c="7"/>|</text:p>
      <text:p text:style-name="P3">| <text:s text:c="10"/>2 | Neha <text:s text:c="8"/>|</text:p>
      <text:p text:style-name="P3">+-------------+--------------+</text:p>
      <text:p text:style-name="P3">2 rows in set (0.00 sec)</text:p>
      <text:p text:style-name="P3"/>
      <text:p text:style-name="P3">mysql&gt; SELECT *FROM N_RollCall;</text:p>
      <text:p text:style-name="P3">+-------------+--------------+</text:p>
      <text:p text:style-name="P3">| roll_number | student_name |</text:p>
      <text:p text:style-name="P3">+-------------+--------------+</text:p>
      <text:p text:style-name="P3">| <text:s text:c="10"/>2 | Neha <text:s text:c="8"/>|</text:p>
      <text:p text:style-name="P3">| <text:s text:c="10"/>3 | Rohan <text:s text:c="7"/>|</text:p>
      <text:p text:style-name="P3">| <text:s text:c="10"/>4 | Isha <text:s text:c="8"/>|</text:p>
      <text:p text:style-name="P3">+-------------+--------------+</text:p>
      <text:p text:style-name="P3">3 rows in set (0.00 sec)</text:p>
      <text:p text:style-name="P3"/>
      <text:p text:style-name="P3">mysql&gt; DELIMITER //</text:p>
      <text:p text:style-name="P3">mysql&gt; </text:p>
      <text:p text:style-name="P3">mysql&gt; CREATE PROCEDURE merge_rollcalls()</text:p>
      <text:p text:style-name="P3"><text:s text:c="4"/>-&gt; BEGIN</text:p>
      <text:p text:style-name="P3"><text:s text:c="4"/>-&gt; <text:s text:c="4"/>DECLARE done INT DEFAULT FALSE;</text:p>
      <text:p text:style-name="P3"><text:s text:c="4"/>-&gt; <text:s text:c="4"/>DECLARE v_roll INT;</text:p>
      <text:p text:style-name="P3"><text:s text:c="4"/>-&gt; <text:s text:c="4"/>DECLARE v_name VARCHAR(50);</text:p>
      <text:p text:style-name="P3"><text:s text:c="4"/>-&gt; </text:p>
      <text:p text:style-name="P3"><text:s text:c="4"/>-&gt; <text:s text:c="4"/><text:span text:style-name="T2">-- Cursor for iterating over all new roll call entries</text:span></text:p>
      <text:p text:style-name="P3"><text:s text:c="4"/>-&gt; <text:s text:c="4"/>DECLARE cur CURSOR FOR </text:p>
      <text:p text:style-name="P3"><text:s text:c="4"/>-&gt; <text:s text:c="8"/>SELECT roll_number, student_name FROM N_RollCall;</text:p>
      <text:p text:style-name="P3"><text:s text:c="4"/>-&gt; </text:p>
      <text:p text:style-name="P3"><text:s text:c="4"/>-&gt; <text:s text:c="3"/><text:span text:style-name="T2"><text:s/>-- Handler for end of data</text:span></text:p>
      <text:p text:style-name="P3"><text:s text:c="4"/>-&gt; <text:s text:c="4"/>DECLARE CONTINUE HANDLER FOR NOT FOUND SET done = TRUE;</text:p>
      <text:p text:style-name="P3"><text:s text:c="4"/>-&gt; </text:p>
      <text:p text:style-name="P3"><text:s text:c="4"/>-&gt; <text:s text:c="4"/>OPEN cur;</text:p>
      <text:p text:style-name="P3"><text:s text:c="4"/>-&gt; </text:p>
      <text:p text:style-name="P3"><text:s text:c="4"/>-&gt; <text:s text:c="4"/>read_loop: LOOP</text:p>
      <text:p text:style-name="P3"><text:s text:c="4"/>-&gt; <text:s text:c="8"/>FETCH cur INTO v_roll, v_name;</text:p>
      <text:p text:style-name="P3"><text:s text:c="4"/>-&gt; <text:s text:c="8"/>IF done THEN</text:p>
      <text:p text:style-name="P3"><text:s text:c="4"/>-&gt; <text:s text:c="12"/>LEAVE read_loop;</text:p>
      <text:p text:style-name="P3"><text:s text:c="4"/>-&gt; <text:s text:c="8"/>END IF;</text:p>
      <text:p text:style-name="P3"><text:s text:c="4"/>-&gt; </text:p>
      <text:p text:style-name="P3"><text:s text:c="4"/>-&gt; <text:s text:c="8"/><text:span text:style-name="T2">-- Check if roll_number already exists in O_RollCall</text:span></text:p>
      <text:p text:style-name="P3"><text:s text:c="4"/>-&gt; <text:s text:c="8"/>IF NOT EXISTS (SELECT 1 FROM O_RollCall WHERE roll_number = v_roll) THEN</text:p>
      <text:p text:style-name="P3"><text:s text:c="4"/>-&gt; <text:s text:c="12"/>INSERT INTO O_RollCall (roll_number, student_name)</text:p>
      <text:p text:style-name="P3"><text:s text:c="4"/>-&gt; <text:s text:c="12"/>VALUES (v_roll, v_name);</text:p>
      <text:p text:style-name="P3"><text:s text:c="4"/>-&gt; <text:s text:c="8"/>END IF;</text:p>
      <text:p text:style-name="P3"><text:s text:c="4"/>-&gt; </text:p>
      <text:p text:style-name="P3"><text:s text:c="4"/>-&gt; <text:s text:c="4"/>END LOOP;</text:p>
      <text:p text:style-name="P3"><text:s text:c="4"/>-&gt; </text:p>
      <text:p text:style-name="P3"><text:s text:c="4"/>-&gt; <text:s text:c="4"/>CLOSE cur;</text:p>
      <text:p text:style-name="P3"><text:s text:c="4"/>-&gt; END;</text:p>
      <text:p text:style-name="P3"><text:s text:c="4"/>-&gt; //</text:p>
      <text:p text:style-name="P3"><text:soft-page-break/>Query OK, 0 rows affected (0.00 sec)</text:p>
      <text:p text:style-name="P3"/>
      <text:p text:style-name="P3">mysql&gt; </text:p>
      <text:p text:style-name="P3">mysql&gt; DELIMITER ;</text:p>
      <text:p text:style-name="P3">mysql&gt; CALL merge_rollcalls();</text:p>
      <text:p text:style-name="P3">Query OK, 0 rows affected (0.00 sec)</text:p>
      <text:p text:style-name="P3"/>
      <text:p text:style-name="P3">mysql&gt; SELECT * FROM O_RollCall;</text:p>
      <text:p text:style-name="P3">+-------------+--------------+</text:p>
      <text:p text:style-name="P3">| roll_number | student_name |</text:p>
      <text:p text:style-name="P3">+-------------+--------------+</text:p>
      <text:p text:style-name="P3">| <text:s text:c="10"/>1 | Aarav <text:s text:c="7"/>|</text:p>
      <text:p text:style-name="P3">| <text:s text:c="10"/>2 | Neha <text:s text:c="8"/>|</text:p>
      <text:p text:style-name="P3">| <text:s text:c="10"/>3 | Rohan <text:s text:c="7"/>|</text:p>
      <text:p text:style-name="P3">| <text:s text:c="10"/>4 | Isha <text:s text:c="8"/>|</text:p>
      <text:p text:style-name="P3">+-------------+--------------+</text:p>
      <text:p text:style-name="P3">4 rows in set (0.00 sec)</text:p>
      <text:p text:style-name="P3"/>
      <text:p text:style-name="P3">mysql&gt; </text:p>
      <text:p text:style-name="P3">----------------------------------------------------------------------------------------------------------------------</text:p>
      <text:p text:style-name="P7">Two tables: <text:span text:style-name="Source_20_Text">O_RollCall</text:span> (old) and <text:span text:style-name="Source_20_Text">N_RollCall</text:span> (new).</text:p>
      <text:list xml:id="list2794726717" text:style-name="L2">
        <text:list-item>
          <text:p text:style-name="P4">Merge data from <text:span text:style-name="Source_20_Text">N_RollCall</text:span> to <text:span text:style-name="Source_20_Text">O_RollCall</text:span>.</text:p>
        </text:list-item>
      </text:list>
      <text:list xml:id="list2127765996" text:style-name="L3">
        <text:list-item>
          <text:p text:style-name="P5"><text:span text:style-name="Strong_20_Emphasis">Skip</text:span> inserting records if <text:span text:style-name="Source_20_Text">roll_number</text:span> already exists in <text:span text:style-name="Source_20_Text">O_RollCall</text:span>.</text:p>
        </text:list-item>
      </text:list>
      <text:list xml:id="list2416746759" text:style-name="L4">
        <text:list-item>
          <text:p text:style-name="P6">Use a <text:span text:style-name="Strong_20_Emphasis">parameterized cursor</text:span> inside a <text:span text:style-name="Strong_20_Emphasis">stored procedure</text:span> in MySQL.</text:p>
        </text:list-item>
      </text:list>
      <text:p text:style-name="P7"><text:span text:style-name="T3">Step 1: Create the Tables</text:span></text:p>
      <text:p text:style-name="P7"><text:span text:style-name="T3">Step 2: Insert Sample Data</text:span></text:p>
      <text:p text:style-name="P9">Step 3: Create the Stored Procedure with Parameterized Cursor</text:p>
      <text:p text:style-name="Text_20_body">Since MySQL doesn't allow true <text:span text:style-name="Strong_20_Emphasis">parameterized cursors</text:span> like Oracle does, we simulate them by:</text:p>
      <text:list xml:id="list2853001767" text:style-name="L5">
        <text:list-item>
          <text:p text:style-name="P8">Declaring a cursor.</text:p>
        </text:list-item>
        <text:list-item>
          <text:p text:style-name="P8">Fetching each row.</text:p>
        </text:list-item>
        <text:list-item>
          <text:p text:style-name="P8">Checking existence manually using <text:span text:style-name="Source_20_Text">IF NOT EXISTS</text:span>.</text:p>
        </text:list-item>
      </text:list>
      <text:p text:style-name="P2">Step 4: Call the Procedure</text:p>
      <text:p text:style-name="P2">Step 5: Check Final Resul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8T12:07:52.863453051</meta:creation-date>
    <dc:date>2025-07-28T12:18:55.941499803</dc:date>
    <meta:editing-duration>PT53S</meta:editing-duration>
    <meta:editing-cycles>1</meta:editing-cycles>
    <meta:document-statistic meta:table-count="0" meta:image-count="0" meta:object-count="0" meta:page-count="3" meta:paragraph-count="124" meta:word-count="687" meta:character-count="4642" meta:non-whitespace-character-count="3564"/>
    <meta:generator>LibreOffice/6.4.7.2$Linux_X86_64 LibreOffice_project/40$Build-2</meta:generator>
  </office:meta>
</office:document-meta>
</file>